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734f" officeooo:paragraph-rsid="0000734f"/>
    </style:style>
    <style:style style:name="P2" style:family="paragraph" style:parent-style-name="Text_20_body">
      <style:text-properties officeooo:rsid="0000734f" officeooo:paragraph-rsid="0000734f"/>
    </style:style>
    <style:style style:name="P3" style:family="paragraph" style:parent-style-name="Text_20_body">
      <style:text-properties officeooo:rsid="00007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/8/2025 10:00AM</text:p>
      <text:p text:style-name="P1"/>
      <text:p text:style-name="P2">I will update this as needed but for our milestone goal it was simply to get the rover moving.</text:p>
      <text:p text:style-name="P3">If you are talking about this:</text:p>
      <text:p text:style-name="P3">1. A working prototype of the rover software installed on a microSD card for the<text:line-break/>Raspberry Pi 5, preconfigured to launch all mission nodes.<text:line-break/>2. Access to a GitHub repository containing all ROS 2 packages, launch files, and<text:line-break/>build scripts, along with documentation and test data.<text:line-break/>3. Documentation describing installation, configuration, and operation of the<text:line-break/>software, including instructions for replaying flight video and reviewing map data.<text:line-break/>4. Logs and artifacts from bench and field tests demonstrating flight video capture,<text:line-break/>landing detection, mapping, and recovery behavior.</text:p>
      <text:p text:style-name="P3">By the time October 20 hits we aim to have number 1 and 2 finished. So with that said I am currently working on the database side of things. So as for the rest I will not say what was done because i don't know (but it is also just the beginning). So for this since we are working with ros bags, I will make an internal website functionality that will display ros bags on a table and display it to the user. That way you don't have to use a console to view all the data. As for improving the data itself? Today I will Study ros bag's and I will figure out a way to use them properly with a html site.</text:p>
      <text:p text:style-name="P1">----------------------------------------------------------------------------------------------------------------------------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8T10:01:48.040373100</dc:date>
    <meta:editing-duration>PT5M31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6" meta:word-count="237" meta:character-count="1438" meta:non-whitespace-character-count="1207"/>
  </office:meta>
</office:document-meta>
</file>